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DejaVu Sans"/>
    </style:style>
    <style:style style:name="P2" style:family="paragraph" style:parent-style-name="Standard">
      <style:text-properties style:font-name="DejaVu Sans" officeooo:rsid="0014067c" officeooo:paragraph-rsid="0014067c"/>
    </style:style>
    <style:style style:name="P3" style:family="paragraph" style:parent-style-name="Standard">
      <style:text-properties officeooo:paragraph-rsid="0015c9bd"/>
    </style:style>
    <style:style style:name="P4" style:family="paragraph" style:parent-style-name="Standard">
      <style:text-properties officeooo:rsid="0015c9bd" officeooo:paragraph-rsid="0015c9bd"/>
    </style:style>
    <style:style style:name="P5" style:family="paragraph" style:parent-style-name="Standard">
      <style:paragraph-properties fo:break-before="page"/>
    </style:style>
    <style:style style:name="P6" style:family="paragraph" style:parent-style-name="Text_20_body">
      <style:text-properties officeooo:rsid="001257d7" officeooo:paragraph-rsid="001257d7"/>
    </style:style>
    <style:style style:name="P7" style:family="paragraph" style:parent-style-name="Text_20_body">
      <style:text-properties officeooo:rsid="001262b1" officeooo:paragraph-rsid="001262b1"/>
    </style:style>
    <style:style style:name="P8" style:family="paragraph" style:parent-style-name="Text_20_body">
      <style:text-properties officeooo:rsid="0014067c" officeooo:paragraph-rsid="0014067c"/>
    </style:style>
    <style:style style:name="P9" style:family="paragraph" style:parent-style-name="Heading_20_1" style:list-style-name=""/>
    <style:style style:name="P10" style:family="paragraph" style:parent-style-name="Heading_20_1">
      <style:paragraph-properties fo:break-before="page"/>
    </style:style>
    <style:style style:name="P11" style:family="paragraph" style:parent-style-name="Signature">
      <style:paragraph-properties fo:text-align="end" style:justify-single-word="false"/>
      <style:text-properties officeooo:rsid="001257d7" officeooo:paragraph-rsid="001257d7"/>
    </style:style>
    <style:style style:name="T1" style:family="text">
      <style:text-properties officeooo:rsid="001257d7"/>
    </style:style>
    <style:style style:name="T2" style:family="text">
      <style:text-properties officeooo:rsid="001262b1"/>
    </style:style>
    <style:style style:name="T3" style:family="text">
      <style:text-properties officeooo:rsid="0014067c"/>
    </style:style>
    <style:style style:name="T4" style:family="text">
      <style:text-properties officeooo:rsid="0015c9bd"/>
    </style:style>
    <style:style style:name="T5" style:family="text">
      <style:text-properties officeooo:rsid="001799a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Barbaste Clément</text:p>
      <text:p text:style-name="P11">Schummer Bastien</text:p>
      <text:p text:style-name="P11">Master 1 IMAGINA</text:p>
      <text:p text:style-name="Title"/>
      <text:p text:style-name="Title"/>
      <text:p text:style-name="Title"/>
      <text:p text:style-name="Title"/>
      <text:p text:style-name="Title"/>
      <text:p text:style-name="Title"/>
      <text:p text:style-name="Title">Projet</text:p>
      <text:p text:style-name="Title">réseaux et communication</text:p>
      <text:p text:style-name="Text_20_body"/>
      <text:h text:style-name="P10" text:outline-level="1">Mode d'emploi du programme :</text:h>
      <text:p text:style-name="Text_20_body"/>
      <text:p text:style-name="Text_20_body"><text:tab/><text:span text:style-name="T1">Tout d'abord lancez le server sur une machine . Puis lancer le client sur une ou plusieurs autres machines et donnant l’adresse IP du server en paramètre.</text:span></text:p>
      <text:p text:style-name="Text_20_body"/>
      <text:p text:style-name="Text_20_body"/>
      <text:h text:style-name="Heading_20_1" text:outline-level="1">Architecture de l'application :</text:h>
      <text:p text:style-name="P6"><text:tab/>L'application se divise en 2 parties : une partie server et une partie client. Le server ne stocke aucun fichiers mais il est nécessaire pour donner <text:s/>pour que les clients connectés puissent se partager leur adresse IP après chaque déconnexion ( vu que celle-ci est dynamique).</text:p>
      <text:h text:style-name="Heading_20_2" text:outline-level="2">Partie server :</text:h>
      <text:p text:style-name="P6"><text:tab/>L'architecture de la partie server est simple. Il ouvre un port d’écoute qui accepte toutes les connexions dans une boucle. Lorsqu'un client se connecte, il le gère dans un thread, le tread principal se remet à attendre des connexions, tandis que les threads secondaires (pour gérer les clients) retournent les données (souvent des adresses IP de pair) aux clients.</text:p>
      <text:p text:style-name="P6"><text:tab/><text:span text:style-name="T2">L’intérêt des threads et de pouvoir gérer plusieurs pair connectés en même temps, ils nécessitent néanmoins une gestion des ressource partagées plus complexe (mutex).</text:span></text:p>
      <text:p text:style-name="P6"><text:tab/><text:span text:style-name="T2">Il y a une liste doublement chaînées de structures qui contient la liste des pair connectés avec une correspondances entre leur adresse IP et une clé unique à chaque pair. Cette liste est une variable globale (pas besoin de mémoire persistante vu qu'elle doit être nettoyée couramment car les clients n'ont pas une adresse IP statique). Chaque thread doit être synchronisé dans la modification de cette liste.</text:span></text:p>
      <text:p text:style-name="P6"><text:tab/><text:span text:style-name="T2">Le server héberge également des fichiers méta-data qui sont des données persistantes. Il y a un fichier méta-data pour chaque fichiers partagés entre pairs. Ce fichier méta-data contient le nom du fichier partagé, sont identifiant unique pour le server, la liste des pair qui en ont une partie. L'accès à un de ces fichiers par un thread doit être géré et ce pour tous les fichiers.</text:span></text:p>
      <text:p text:style-name="P6"/>
      <text:h text:style-name="Heading_20_2" text:outline-level="2">Partie client :</text:h>
      <text:p text:style-name="Text_20_body"/>
      <text:h text:style-name="P9" text:outline-level="1"/>
      <text:h text:style-name="P10" text:outline-level="1">Protocoles d'échanges</text:h>
      <text:h text:style-name="Heading_20_4" text:outline-level="4"><text:span text:style-name="T2">Partie server :</text:span></text:h>
      <text:p text:style-name="P7"><text:tab/>La partie server utilise les sockets en mode connectés pour communiquer avec les pair. Le mode connecté est utilisé pour pouvoir dialoguer avec les pairs, envoyer plusieurs messages facilement, depuis le pair ou le server ainsi que des fichier.</text:p>
      <text:p text:style-name="P7"><text:tab/>Comme le server doit pouvoir répondre à plusieurs <text:span text:style-name="T3">requêtes</text:span>, un <text:span text:style-name="T3">protocole de communication entre le server et un pair a été mis en place. Un simple code à 3 chiffres définit la nature d'une requête. Il peut être suivi d'un ou plusieurs arguments.</text:span></text:p>
      <text:p text:style-name="P7"><text:tab/><text:span text:style-name="T3">Voici la liste des messages possible entre le server et le client. </text:span></text:p>
      <text:p text:style-name="P8"></text:p>
      <text:h text:style-name="Heading_20_4" text:outline-level="4"><text:span text:style-name="T3">Connexion</text:span> initiale au server:</text:h>
      <text:p text:style-name="P1">100 monAddrIP/Port<text:tab/>"Je suis un pair et je suis connecté à cette addr<text:span text:style-name="T4">Ip.</text:span>"</text:p>
      <text:p text:style-name="P1">101 cléPair<text:tab/><text:tab/><text:tab/>"Voilà ma clé unique en tant que pair".</text:p>
      <text:p text:style-name="P1">102<text:tab/><text:tab/><text:tab/><text:tab/>"Je suis un nouveau Pair, je n'ai pas de clé client."</text:p>
      <text:p text:style-name="P1">103 cléPair<text:tab/><text:tab/><text:tab/>"Voila votre cléPair unique à conserver."</text:p>
      <text:p text:style-name="P1"></text:p>
      <text:h text:style-name="Heading_20_4" text:outline-level="4">Env<text:span text:style-name="T3">o</text:span>i de données:</text:h>
      <text:p text:style-name="P1">200<text:tab/><text:tab/><text:tab/>"Donne moi la liste des pair qui peuvent recevoir des <text:tab/><text:tab/><text:tab/><text:tab/>données."</text:p>
      <text:p text:style-name="P1">201 <text:span text:style-name="T5">cléFichier </text:span>addrServer/port\n..."Je t'envoi la liste des pairs après le code '201 '."</text:p>
      <text:p text:style-name="P1">202<text:tab/><text:tab/><text:tab/>"<text:span text:style-name="T4">Je t'envoie le fichier metat-data après le code '202 ' .</text:span>"</text:p>
      <text:p text:style-name="P1">203<text:tab/><text:tab/><text:tab/>"Peux-tu recevoir un fichier."</text:p>
      <text:p text:style-name="Standard"></text:p>
      <text:h text:style-name="Heading_20_4" text:outline-level="4"><text:span text:style-name="T3">Télécharger</text:span> un fichier:</text:h>
      <text:p text:style-name="P1">300 cléFichier<text:tab/><text:tab/>"Donne moi la liste des addrIP des pair<text:span text:style-name="T3">s</text:span> ayant une <text:tab/><text:tab/><text:tab/><text:tab/><text:tab/>partition de ce fichier."</text:p>
      <text:p text:style-name="P1">301 fichierMeta-data<text:tab/>"Je <text:span text:style-name="T3">t’envoie</text:span> la liste des pair<text:span text:style-name="T3">s</text:span> ayant un bout de ce <text:tab/><text:tab/><text:tab/><text:tab/><text:tab/>fichier. "</text:p>
      <text:p text:style-name="P1">302 cléFichier<text:tab/><text:tab/>"As-tu une partition de ce fichier ?"</text:p>
      <text:p text:style-name="P1">304 cléFichier cléPair<text:tab/>"Le pair cléPair n'as plus la partition du fichier <text:tab/><text:tab/><text:tab/><text:tab/><text:tab/><text:tab/>cléFichier."</text:p>
      <text:p text:style-name="Standard"></text:p>
      <text:h text:style-name="Heading_20_4" text:outline-level="4">Mise à jour meta-data :</text:h>
      <text:p text:style-name="P1">400 cleFichier/Part\n..."Je <text:span text:style-name="T3">t’envoie</text:span> la liste des partition<text:span text:style-name="T3">s</text:span> que j'ai pour mettre tes <text:tab/><text:tab/><text:tab/><text:tab/>données à jour."</text:p>
      <text:p text:style-name="Standard"></text:p>
      <text:p text:style-name="Standard"></text:p>
      <text:p text:style-name="P5"/>
      <text:h text:style-name="Heading_20_4" text:outline-level="4">Message généraux:</text:h>
      <text:p text:style-name="P1">901<text:tab/><text:tab/><text:tab/><text:tab/>"Ok"</text:p>
      <text:p text:style-name="P1">902<text:tab/><text:tab/><text:tab/><text:tab/>"Refus"</text:p>
      <text:p text:style-name="P1">903 addrServer/port<text:tab/>"Refus je <text:span text:style-name="T3">t’envoie</text:span> les explication<text:span text:style-name="T3">s</text:span> dans un fichier sur ce socket"</text:p>
      <text:p text:style-name="P1">904<text:tab/><text:tab/><text:tab/><text:tab/>"Reçu"</text:p>
      <text:p text:style-name="P1">905<text:tab/><text:tab/><text:tab/><text:tab/>"Envoi terminé"</text:p>
      <text:p text:style-name="P1">906<text:tab/><text:tab/><text:tab/><text:tab/>"Toujours connecté?"</text:p>
      <text:p text:style-name="P1">907<text:tab/><text:tab/><text:tab/><text:tab/>"Oui"</text:p>
      <text:p text:style-name="P1">908<text:tab/><text:tab/><text:tab/><text:tab/>"Non"</text:p>
      <text:p text:style-name="P1">909<text:tab/><text:tab/><text:tab/><text:tab/>"Fermeture de la <text:span text:style-name="T3">connexion.</text:span>"</text:p>
      <text:p text:style-name="P1"/>
      <text:p text:style-name="P2"/>
      <text:p text:style-name="P3"><text:tab/><text:span text:style-name="T3">Il y a 3 requêtes client implémentés sur le server. </text:span></text:p>
      <text:p text:style-name="P3"/>
      <text:p text:style-name="P3"><text:span text:style-name="T3">- L'initialisation de la connexion. Lorsque le client est lancé, il va dire au server sur quelle IP il est connecté, et quel est son port d’écoute (les pair on aussi une partie 'server' qui leur sert à recevoir des requêtes venant du server ou des autre clients).</text:span></text:p>
      <text:p text:style-name="P4">La liste possible des messages envoyés (dans l'ordre et on suppose sans erreurs) :</text:p>
      <text:p text:style-name="P4"/>
      <text:p text:style-name="P4">- Pair → 100</text:p>
      <text:p text:style-name="P4">ENSUITE</text:p>
      <text:p text:style-name="P4"><text:tab/>{</text:p>
      <text:p text:style-name="P4"><text:tab/><text:tab/>- Server → 901</text:p>
      <text:p text:style-name="P4"><text:tab/><text:tab/>- Pair → 101</text:p>
      <text:p text:style-name="P4"><text:tab/><text:tab/>- Server → 901</text:p>
      <text:p text:style-name="P4"><text:tab/>}</text:p>
      <text:p text:style-name="P4"><text:s/>OU</text:p>
      <text:p text:style-name="P4"><text:tab/>{</text:p>
      <text:p text:style-name="P4"><text:tab/><text:tab/>- Pair → 102</text:p>
      <text:p text:style-name="P4"><text:tab/><text:tab/>- Server → 103</text:p>
      <text:p text:style-name="P4"><text:tab/><text:tab/>- Pair → 901</text:p>
      <text:p text:style-name="P4"><text:tab/>}</text:p>
      <text:p text:style-name="P4"/>
      <text:p text:style-name="P4"/>
      <text:p text:style-name="P3">- <text:span text:style-name="T4">Envoi de données. Un pair peut demander au server la liste des client connectés pour partager un fichier avec eux.</text:span></text:p>
      <text:p text:style-name="P4">La liste possible des messages envoyés (dans l'ordre et on suppose sans erreurs) :</text:p>
      <text:p text:style-name="P4"/>
      <text:p text:style-name="P4">- Pair → 200</text:p>
      <text:p text:style-name="P4">- Server → 201</text:p>
      <text:p text:style-name="P4">… Le pair partage son fichier …</text:p>
      <text:p text:style-name="P4">… Le pair construit le fichier meta-data avec une correspondance IP/CléFichier …</text:p>
      <text:p text:style-name="P4">- Pair → 202</text:p>
      <text:p text:style-name="P4">… Le server enregistre le fichier méta-data en remplacent les addresses IP par une cléPair (cette fonctionnalitée n'est pas implémentée) …</text:p>
      <text:p text:style-name="P4"/>
      <text:p text:style-name="P4">- Server → 901</text:p>
      <text:p text:style-name="P4"/>
      <text:p text:style-name="P4">- Telecharger un fichier. Un pair demande la liste des pairs ayant une partie du fichier identifié par <text:soft-page-break/>cléFichier. Le server lui donne le fichier meta-data correspondant à ce fichier.</text:p>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1"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ément </meta:initial-creator>
    <meta:creation-date>2014-01-05T16:13:38.451782935</meta:creation-date>
    <dc:date>2014-01-05T17:26:09.753705662</dc:date>
    <dc:creator>Clément </dc:creator>
    <meta:editing-duration>PT58M11S</meta:editing-duration>
    <meta:editing-cycles>2</meta:editing-cycles>
    <meta:generator>LibreOffice/4.1.3.2$Linux_x86 LibreOffice_project/410m0$Build-2</meta:generator>
    <meta:document-statistic meta:table-count="0" meta:image-count="0" meta:object-count="0" meta:page-count="5" meta:paragraph-count="79" meta:word-count="845" meta:character-count="5030" meta:non-whitespace-character-count="4133"/>
  </office:meta>
</office:document-meta>
</file>